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0.6333in" style:rel-column-width="6201*"/>
    </style:style>
    <style:style style:name="Tableau1.B" style:family="table-column">
      <style:table-column-properties style:column-width="1.5153in" style:rel-column-width="14836*"/>
    </style:style>
    <style:style style:name="Tableau1.C" style:family="table-column">
      <style:table-column-properties style:column-width="1.5146in" style:rel-column-width="14830*"/>
    </style:style>
    <style:style style:name="Tableau1.D" style:family="table-column">
      <style:table-column-properties style:column-width="1.5278in" style:rel-column-width="14959*"/>
    </style:style>
    <style:style style:name="Tableau1.E" style:family="table-column">
      <style:table-column-properties style:column-width="1.5021in" style:rel-column-width="14709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5542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1afbf1" officeooo:paragraph-rsid="001afbf1"/>
    </style:style>
    <style:style style:name="P2" style:family="paragraph" style:parent-style-name="Table_20_Contents">
      <style:text-properties officeooo:rsid="001b24c6" officeooo:paragraph-rsid="001b24c6"/>
    </style:style>
    <style:style style:name="P3" style:family="paragraph" style:parent-style-name="Table_20_Contents">
      <style:text-properties officeooo:rsid="002050bc" officeooo:paragraph-rsid="002050bc"/>
    </style:style>
    <style:style style:name="P4" style:family="paragraph" style:parent-style-name="Table_20_Contents">
      <style:text-properties officeooo:rsid="0022fda5" officeooo:paragraph-rsid="0022fda5"/>
    </style:style>
    <style:style style:name="P5" style:family="paragraph" style:parent-style-name="Table_20_Contents">
      <style:text-properties fo:font-size="10pt" officeooo:rsid="002318b5" officeooo:paragraph-rsid="002318b5" style:font-size-asian="10pt" style:font-size-complex="10pt"/>
    </style:style>
    <style:style style:name="P6" style:family="paragraph" style:parent-style-name="Table_20_Contents">
      <style:text-properties fo:font-size="10pt" officeooo:rsid="00234300" officeooo:paragraph-rsid="00234300" style:font-size-asian="10pt" style:font-size-complex="10pt"/>
    </style:style>
    <style:style style:name="P7" style:family="paragraph" style:parent-style-name="Table_20_Contents">
      <style:text-properties fo:font-size="10pt" officeooo:rsid="003f968f" officeooo:paragraph-rsid="003f968f" style:font-size-asian="10pt" style:font-size-complex="10pt"/>
    </style:style>
    <style:style style:name="P8" style:family="paragraph" style:parent-style-name="Table_20_Contents">
      <style:text-properties fo:font-size="10pt" officeooo:rsid="00413b28" officeooo:paragraph-rsid="00413b28" style:font-size-asian="10pt" style:font-size-complex="10pt"/>
    </style:style>
    <style:style style:name="P9" style:family="paragraph" style:parent-style-name="Table_20_Contents">
      <style:text-properties fo:font-size="10pt" officeooo:rsid="008126dc" officeooo:paragraph-rsid="008126dc" style:font-size-asian="10pt" style:font-size-complex="10pt"/>
    </style:style>
    <style:style style:name="P10" style:family="paragraph" style:parent-style-name="Table_20_Contents">
      <style:text-properties fo:font-size="10pt" officeooo:rsid="00892b22" officeooo:paragraph-rsid="00892b22" style:font-size-asian="10pt" style:font-size-complex="10pt"/>
    </style:style>
    <style:style style:name="P11" style:family="paragraph" style:parent-style-name="Table_20_Contents">
      <style:text-properties fo:font-size="10pt" officeooo:rsid="009785fa" officeooo:paragraph-rsid="009785fa" style:font-size-asian="10pt" style:font-size-complex="10pt"/>
    </style:style>
    <style:style style:name="P12" style:family="paragraph" style:parent-style-name="Table_20_Contents">
      <style:text-properties fo:font-size="10pt" officeooo:rsid="0098c4a4" officeooo:paragraph-rsid="0098c4a4" style:font-size-asian="10pt" style:font-size-complex="10pt"/>
    </style:style>
    <style:style style:name="P13" style:family="paragraph" style:parent-style-name="Table_20_Contents">
      <style:text-properties fo:font-size="10pt" officeooo:rsid="00d3dc9e" officeooo:paragraph-rsid="00d3dc9e" style:font-size-asian="10pt" style:font-size-complex="10pt"/>
    </style:style>
    <style:style style:name="P14" style:family="paragraph" style:parent-style-name="Table_20_Contents">
      <style:text-properties fo:font-size="10pt" officeooo:rsid="0025e752" officeooo:paragraph-rsid="0025e752" style:font-size-asian="8.75pt" style:font-size-complex="10pt"/>
    </style:style>
    <style:style style:name="P15" style:family="paragraph" style:parent-style-name="Table_20_Contents">
      <style:text-properties fo:font-size="10pt" officeooo:rsid="002f6f84" officeooo:paragraph-rsid="002f6f84" style:font-size-asian="8.75pt" style:font-size-complex="10pt"/>
    </style:style>
    <style:style style:name="P16" style:family="paragraph" style:parent-style-name="Table_20_Contents">
      <style:text-properties fo:font-size="10pt" officeooo:rsid="0035eae0" officeooo:paragraph-rsid="0035eae0" style:font-size-asian="8.75pt" style:font-size-complex="10pt"/>
    </style:style>
    <style:style style:name="P17" style:family="paragraph" style:parent-style-name="Table_20_Contents">
      <style:text-properties fo:font-size="10pt" officeooo:rsid="00467f90" officeooo:paragraph-rsid="00467f90" style:font-size-asian="8.75pt" style:font-size-complex="10pt"/>
    </style:style>
    <style:style style:name="P18" style:family="paragraph" style:parent-style-name="Table_20_Contents">
      <style:text-properties fo:font-size="10pt" officeooo:rsid="004e7c53" officeooo:paragraph-rsid="004e7c53" style:font-size-asian="8.75pt" style:font-size-complex="10pt"/>
    </style:style>
    <style:style style:name="P19" style:family="paragraph" style:parent-style-name="Table_20_Contents">
      <style:text-properties fo:font-size="10pt" officeooo:rsid="0052dc80" officeooo:paragraph-rsid="0052dc80" style:font-size-asian="8.75pt" style:font-size-complex="10pt"/>
    </style:style>
    <style:style style:name="P20" style:family="paragraph" style:parent-style-name="Table_20_Contents">
      <style:text-properties fo:font-size="10pt" officeooo:rsid="00569f16" officeooo:paragraph-rsid="00569f16" style:font-size-asian="8.75pt" style:font-size-complex="10pt"/>
    </style:style>
    <style:style style:name="P21" style:family="paragraph" style:parent-style-name="Table_20_Contents">
      <style:text-properties fo:font-size="10pt" officeooo:rsid="005c6c03" officeooo:paragraph-rsid="005c6c03" style:font-size-asian="8.75pt" style:font-size-complex="10pt"/>
    </style:style>
    <style:style style:name="P22" style:family="paragraph" style:parent-style-name="Table_20_Contents">
      <style:text-properties fo:font-size="10pt" officeooo:rsid="006405ae" officeooo:paragraph-rsid="006405ae" style:font-size-asian="8.75pt" style:font-size-complex="10pt"/>
    </style:style>
    <style:style style:name="P23" style:family="paragraph" style:parent-style-name="Table_20_Contents">
      <style:text-properties fo:font-size="10pt" officeooo:rsid="0068ca69" officeooo:paragraph-rsid="0068ca69" style:font-size-asian="8.75pt" style:font-size-complex="10pt"/>
    </style:style>
    <style:style style:name="P24" style:family="paragraph" style:parent-style-name="Table_20_Contents">
      <style:text-properties fo:font-size="10pt" officeooo:rsid="006b4778" officeooo:paragraph-rsid="006b4778" style:font-size-asian="8.75pt" style:font-size-complex="10pt"/>
    </style:style>
    <style:style style:name="P25" style:family="paragraph" style:parent-style-name="Table_20_Contents">
      <style:text-properties fo:font-size="10pt" officeooo:rsid="0070e36a" officeooo:paragraph-rsid="0070e36a" style:font-size-asian="8.75pt" style:font-size-complex="10pt"/>
    </style:style>
    <style:style style:name="P26" style:family="paragraph" style:parent-style-name="Table_20_Contents">
      <style:text-properties fo:font-size="10pt" officeooo:rsid="007824f8" officeooo:paragraph-rsid="007824f8" style:font-size-asian="8.75pt" style:font-size-complex="10pt"/>
    </style:style>
    <style:style style:name="P27" style:family="paragraph" style:parent-style-name="Table_20_Contents">
      <style:text-properties fo:font-size="10pt" officeooo:rsid="007de56c" officeooo:paragraph-rsid="007de56c" style:font-size-asian="8.75pt" style:font-size-complex="10pt"/>
    </style:style>
    <style:style style:name="P28" style:family="paragraph" style:parent-style-name="Table_20_Contents">
      <style:text-properties fo:font-size="10pt" officeooo:rsid="0022fda5" officeooo:paragraph-rsid="0022fda5" style:font-size-asian="8.75pt" style:font-size-complex="10pt"/>
    </style:style>
    <style:style style:name="P29" style:family="paragraph" style:parent-style-name="Table_20_Contents">
      <style:text-properties fo:font-size="10pt" officeooo:rsid="0080785b" officeooo:paragraph-rsid="0080785b" style:font-size-asian="8.75pt" style:font-size-complex="10pt"/>
    </style:style>
    <style:style style:name="P30" style:family="paragraph" style:parent-style-name="Table_20_Contents">
      <style:text-properties fo:font-size="10pt" officeooo:rsid="008126dc" officeooo:paragraph-rsid="008126dc" style:font-size-asian="8.75pt" style:font-size-complex="10pt"/>
    </style:style>
    <style:style style:name="P31" style:family="paragraph" style:parent-style-name="Table_20_Contents">
      <style:text-properties fo:font-size="10pt" officeooo:rsid="008202e6" officeooo:paragraph-rsid="008202e6" style:font-size-asian="8.75pt" style:font-size-complex="10pt"/>
    </style:style>
    <style:style style:name="P32" style:family="paragraph" style:parent-style-name="Table_20_Contents">
      <style:text-properties fo:font-size="10pt" officeooo:rsid="00822232" officeooo:paragraph-rsid="00822232" style:font-size-asian="8.75pt" style:font-size-complex="10pt"/>
    </style:style>
    <style:style style:name="P33" style:family="paragraph" style:parent-style-name="Table_20_Contents">
      <style:text-properties fo:font-size="10pt" officeooo:rsid="0082e330" officeooo:paragraph-rsid="0082e330" style:font-size-asian="8.75pt" style:font-size-complex="10pt"/>
    </style:style>
    <style:style style:name="P34" style:family="paragraph" style:parent-style-name="Table_20_Contents">
      <style:text-properties fo:font-size="10pt" officeooo:rsid="00861350" officeooo:paragraph-rsid="00861350" style:font-size-asian="8.75pt" style:font-size-complex="10pt"/>
    </style:style>
    <style:style style:name="P35" style:family="paragraph" style:parent-style-name="Table_20_Contents">
      <style:text-properties fo:font-size="10pt" officeooo:rsid="00892b22" officeooo:paragraph-rsid="00892b22" style:font-size-asian="8.75pt" style:font-size-complex="10pt"/>
    </style:style>
    <style:style style:name="P36" style:family="paragraph" style:parent-style-name="Table_20_Contents">
      <style:text-properties fo:font-size="10pt" officeooo:rsid="0089da4c" officeooo:paragraph-rsid="0089da4c" style:font-size-asian="8.75pt" style:font-size-complex="10pt"/>
    </style:style>
    <style:style style:name="P37" style:family="paragraph" style:parent-style-name="Table_20_Contents">
      <style:text-properties fo:font-size="10pt" officeooo:rsid="008b0a24" officeooo:paragraph-rsid="008b0a24" style:font-size-asian="8.75pt" style:font-size-complex="10pt"/>
    </style:style>
    <style:style style:name="P38" style:family="paragraph" style:parent-style-name="Table_20_Contents">
      <style:text-properties fo:font-size="10pt" officeooo:rsid="008e9e9e" officeooo:paragraph-rsid="008e9e9e" style:font-size-asian="8.75pt" style:font-size-complex="10pt"/>
    </style:style>
    <style:style style:name="P39" style:family="paragraph" style:parent-style-name="Table_20_Contents">
      <style:text-properties fo:font-size="10pt" officeooo:rsid="0092dfe7" officeooo:paragraph-rsid="0092dfe7" style:font-size-asian="8.75pt" style:font-size-complex="10pt"/>
    </style:style>
    <style:style style:name="P40" style:family="paragraph" style:parent-style-name="Table_20_Contents">
      <style:text-properties fo:font-size="10pt" officeooo:rsid="00945366" officeooo:paragraph-rsid="00945366" style:font-size-asian="8.75pt" style:font-size-complex="10pt"/>
    </style:style>
    <style:style style:name="P41" style:family="paragraph" style:parent-style-name="Table_20_Contents">
      <style:text-properties fo:font-size="10pt" officeooo:rsid="00968097" officeooo:paragraph-rsid="00968097" style:font-size-asian="8.75pt" style:font-size-complex="10pt"/>
    </style:style>
    <style:style style:name="P42" style:family="paragraph" style:parent-style-name="Table_20_Contents">
      <style:text-properties fo:font-size="10pt" officeooo:rsid="00999867" officeooo:paragraph-rsid="00999867" style:font-size-asian="8.75pt" style:font-size-complex="10pt"/>
    </style:style>
    <style:style style:name="P43" style:family="paragraph" style:parent-style-name="Table_20_Contents">
      <style:text-properties fo:font-size="10pt" officeooo:rsid="009b7cfd" officeooo:paragraph-rsid="009b7cfd" style:font-size-asian="8.75pt" style:font-size-complex="10pt"/>
    </style:style>
    <style:style style:name="P44" style:family="paragraph" style:parent-style-name="Table_20_Contents">
      <style:text-properties fo:font-size="10pt" officeooo:rsid="009ed472" officeooo:paragraph-rsid="009ed472" style:font-size-asian="8.75pt" style:font-size-complex="10pt"/>
    </style:style>
    <style:style style:name="P45" style:family="paragraph" style:parent-style-name="Table_20_Contents">
      <style:text-properties fo:font-size="10pt" officeooo:rsid="00aaf272" officeooo:paragraph-rsid="00aaf272" style:font-size-asian="8.75pt" style:font-size-complex="10pt"/>
    </style:style>
    <style:style style:name="P46" style:family="paragraph" style:parent-style-name="Table_20_Contents">
      <style:text-properties fo:font-size="10pt" officeooo:rsid="00af7983" officeooo:paragraph-rsid="00af7983" style:font-size-asian="8.75pt" style:font-size-complex="10pt"/>
    </style:style>
    <style:style style:name="P47" style:family="paragraph" style:parent-style-name="Table_20_Contents">
      <style:text-properties fo:font-size="10pt" officeooo:rsid="00b15ec1" officeooo:paragraph-rsid="00b15ec1" style:font-size-asian="8.75pt" style:font-size-complex="10pt"/>
    </style:style>
    <style:style style:name="P48" style:family="paragraph" style:parent-style-name="Table_20_Contents">
      <style:text-properties fo:font-size="10pt" officeooo:rsid="00b629d1" officeooo:paragraph-rsid="00b629d1" style:font-size-asian="8.75pt" style:font-size-complex="10pt"/>
    </style:style>
    <style:style style:name="P49" style:family="paragraph" style:parent-style-name="Table_20_Contents">
      <style:text-properties fo:font-size="10pt" officeooo:rsid="00bd9371" officeooo:paragraph-rsid="00bd9371" style:font-size-asian="8.75pt" style:font-size-complex="10pt"/>
    </style:style>
    <style:style style:name="P50" style:family="paragraph" style:parent-style-name="Table_20_Contents">
      <style:text-properties fo:font-size="10pt" officeooo:rsid="00c6dde9" officeooo:paragraph-rsid="00c6dde9" style:font-size-asian="8.75pt" style:font-size-complex="10pt"/>
    </style:style>
    <style:style style:name="P51" style:family="paragraph" style:parent-style-name="Table_20_Contents">
      <style:text-properties fo:font-size="10pt" officeooo:rsid="00c8b639" officeooo:paragraph-rsid="00c8b639" style:font-size-asian="8.75pt" style:font-size-complex="10pt"/>
    </style:style>
    <style:style style:name="P52" style:family="paragraph" style:parent-style-name="Table_20_Contents">
      <style:text-properties fo:font-size="10pt" officeooo:rsid="00cdfc58" officeooo:paragraph-rsid="00cdfc58" style:font-size-asian="8.75pt" style:font-size-complex="10pt"/>
    </style:style>
    <style:style style:name="P53" style:family="paragraph" style:parent-style-name="Table_20_Contents">
      <style:text-properties fo:font-size="10pt" officeooo:rsid="00ceffbd" officeooo:paragraph-rsid="00ceffbd" style:font-size-asian="8.75pt" style:font-size-complex="10pt"/>
    </style:style>
    <style:style style:name="P54" style:family="paragraph" style:parent-style-name="Table_20_Contents">
      <style:text-properties fo:font-size="10pt" officeooo:rsid="00d18a31" officeooo:paragraph-rsid="00d18a31" style:font-size-asian="8.75pt" style:font-size-complex="10pt"/>
    </style:style>
    <style:style style:name="P55" style:family="paragraph" style:parent-style-name="Table_20_Contents">
      <style:text-properties fo:font-size="10pt" officeooo:rsid="00d7062d" officeooo:paragraph-rsid="00d7062d" style:font-size-asian="8.75pt" style:font-size-complex="10pt"/>
    </style:style>
    <style:style style:name="P56" style:family="paragraph" style:parent-style-name="Table_20_Contents">
      <style:text-properties fo:font-size="10pt" officeooo:rsid="00d86133" officeooo:paragraph-rsid="00d86133" style:font-size-asian="8.75pt" style:font-size-complex="10pt"/>
    </style:style>
    <style:style style:name="P57" style:family="paragraph" style:parent-style-name="Table_20_Contents">
      <style:text-properties fo:font-size="10pt" officeooo:rsid="00db7ec7" officeooo:paragraph-rsid="00db7ec7" style:font-size-asian="8.75pt" style:font-size-complex="10pt"/>
    </style:style>
    <style:style style:name="P58" style:family="paragraph" style:parent-style-name="Table_20_Contents">
      <style:text-properties fo:font-size="10pt" officeooo:rsid="00de80e4" officeooo:paragraph-rsid="00de80e4" style:font-size-asian="8.75pt" style:font-size-complex="10pt"/>
    </style:style>
    <style:style style:name="P59" style:family="paragraph" style:parent-style-name="Table_20_Contents">
      <style:text-properties fo:font-size="10pt" officeooo:rsid="00e32bbe" officeooo:paragraph-rsid="00e32bbe" style:font-size-asian="8.75pt" style:font-size-complex="10pt"/>
    </style:style>
    <style:style style:name="P60" style:family="paragraph" style:parent-style-name="Table_20_Contents">
      <style:text-properties fo:font-size="10pt" officeooo:rsid="00e46dc2" officeooo:paragraph-rsid="00e46dc2" style:font-size-asian="8.75pt" style:font-size-complex="10pt"/>
    </style:style>
    <style:style style:name="P61" style:family="paragraph" style:parent-style-name="Table_20_Contents">
      <style:text-properties fo:font-size="10pt" officeooo:rsid="00e968e5" officeooo:paragraph-rsid="00e968e5" style:font-size-asian="8.75pt" style:font-size-complex="10pt"/>
    </style:style>
    <style:style style:name="P62" style:family="paragraph" style:parent-style-name="Table_20_Contents">
      <style:text-properties fo:font-size="10pt" officeooo:rsid="00edc072" officeooo:paragraph-rsid="00edc072" style:font-size-asian="8.75pt" style:font-size-complex="10pt"/>
    </style:style>
    <style:style style:name="P63" style:family="paragraph" style:parent-style-name="Table_20_Contents">
      <style:text-properties fo:font-size="10pt" officeooo:rsid="00ef9b55" officeooo:paragraph-rsid="00ef9b55" style:font-size-asian="8.75pt" style:font-size-complex="10pt"/>
    </style:style>
    <style:style style:name="P64" style:family="paragraph" style:parent-style-name="Table_20_Contents">
      <style:text-properties officeooo:rsid="002584c7" officeooo:paragraph-rsid="002584c7"/>
    </style:style>
    <style:style style:name="P65" style:family="paragraph" style:parent-style-name="Table_20_Contents">
      <style:text-properties officeooo:rsid="002d773f" officeooo:paragraph-rsid="002d773f"/>
    </style:style>
    <style:style style:name="P66" style:family="paragraph" style:parent-style-name="Table_20_Contents">
      <style:text-properties fo:font-size="8pt" officeooo:rsid="0032048c" officeooo:paragraph-rsid="0032048c" style:font-size-asian="8pt" style:font-size-complex="8pt"/>
    </style:style>
    <style:style style:name="P67" style:family="paragraph" style:parent-style-name="Table_20_Contents">
      <style:text-properties fo:font-size="8pt" officeooo:rsid="004a9e93" officeooo:paragraph-rsid="004a9e93" style:font-size-asian="8pt" style:font-size-complex="8pt"/>
    </style:style>
    <style:style style:name="P68" style:family="paragraph" style:parent-style-name="Table_20_Contents">
      <style:text-properties officeooo:rsid="003c990a" officeooo:paragraph-rsid="003c990a"/>
    </style:style>
    <style:style style:name="P69" style:family="paragraph" style:parent-style-name="Table_20_Contents">
      <style:text-properties officeooo:rsid="0044b97b" officeooo:paragraph-rsid="0044b97b"/>
    </style:style>
    <style:style style:name="P70" style:family="paragraph" style:parent-style-name="Table_20_Contents">
      <style:text-properties officeooo:rsid="0054107a" officeooo:paragraph-rsid="0054107a"/>
    </style:style>
    <style:style style:name="P71" style:family="paragraph" style:parent-style-name="Table_20_Contents">
      <style:text-properties officeooo:rsid="0059c1dc" officeooo:paragraph-rsid="0059c1dc"/>
    </style:style>
    <style:style style:name="P72" style:family="paragraph" style:parent-style-name="Table_20_Contents">
      <style:text-properties officeooo:rsid="00625d56" officeooo:paragraph-rsid="00625d56"/>
    </style:style>
    <style:style style:name="P73" style:family="paragraph" style:parent-style-name="Table_20_Contents">
      <style:text-properties officeooo:rsid="006422bf" officeooo:paragraph-rsid="006422bf"/>
    </style:style>
    <style:style style:name="P74" style:family="paragraph" style:parent-style-name="Table_20_Contents">
      <style:text-properties officeooo:rsid="0069436d" officeooo:paragraph-rsid="0069436d"/>
    </style:style>
    <style:style style:name="P75" style:family="paragraph" style:parent-style-name="Table_20_Contents">
      <style:text-properties officeooo:rsid="006d5b8f" officeooo:paragraph-rsid="006d5b8f"/>
    </style:style>
    <style:style style:name="P76" style:family="paragraph" style:parent-style-name="Table_20_Contents">
      <style:text-properties officeooo:rsid="0077ab2c" officeooo:paragraph-rsid="0077ab2c"/>
    </style:style>
    <style:style style:name="P77" style:family="paragraph" style:parent-style-name="Table_20_Contents">
      <style:text-properties officeooo:rsid="007d22e2" officeooo:paragraph-rsid="007d22e2"/>
    </style:style>
    <style:style style:name="P78" style:family="paragraph" style:parent-style-name="Table_20_Contents">
      <style:text-properties officeooo:rsid="0080785b"/>
    </style:style>
    <style:style style:name="P79" style:family="paragraph" style:parent-style-name="Table_20_Contents">
      <style:text-properties officeooo:rsid="0080785b" officeooo:paragraph-rsid="0080785b"/>
    </style:style>
    <style:style style:name="P80" style:family="paragraph" style:parent-style-name="Table_20_Contents">
      <style:text-properties officeooo:rsid="008126dc" officeooo:paragraph-rsid="008126dc"/>
    </style:style>
    <style:style style:name="P81" style:family="paragraph" style:parent-style-name="Table_20_Contents">
      <style:text-properties officeooo:rsid="008202e6" officeooo:paragraph-rsid="008202e6"/>
    </style:style>
    <style:style style:name="P82" style:family="paragraph" style:parent-style-name="Table_20_Contents">
      <style:text-properties officeooo:rsid="00822232" officeooo:paragraph-rsid="00822232"/>
    </style:style>
    <style:style style:name="P83" style:family="paragraph" style:parent-style-name="Table_20_Contents">
      <style:text-properties officeooo:rsid="0082e330" officeooo:paragraph-rsid="0082e330"/>
    </style:style>
    <style:style style:name="P84" style:family="paragraph" style:parent-style-name="Table_20_Contents">
      <style:text-properties officeooo:rsid="00848031" officeooo:paragraph-rsid="00848031"/>
    </style:style>
    <style:style style:name="P85" style:family="paragraph" style:parent-style-name="Table_20_Contents">
      <style:text-properties officeooo:rsid="00861350" officeooo:paragraph-rsid="00861350"/>
    </style:style>
    <style:style style:name="P86" style:family="paragraph" style:parent-style-name="Table_20_Contents">
      <style:text-properties officeooo:rsid="00869752" officeooo:paragraph-rsid="00869752"/>
    </style:style>
    <style:style style:name="P87" style:family="paragraph" style:parent-style-name="Table_20_Contents">
      <style:text-properties officeooo:rsid="00892b22" officeooo:paragraph-rsid="00892b22"/>
    </style:style>
    <style:style style:name="P88" style:family="paragraph" style:parent-style-name="Table_20_Contents">
      <style:text-properties officeooo:rsid="008943cb" officeooo:paragraph-rsid="008943cb"/>
    </style:style>
    <style:style style:name="P89" style:family="paragraph" style:parent-style-name="Table_20_Contents">
      <style:text-properties officeooo:rsid="008af6c2" officeooo:paragraph-rsid="008af6c2"/>
    </style:style>
    <style:style style:name="P90" style:family="paragraph" style:parent-style-name="Table_20_Contents">
      <style:text-properties officeooo:rsid="008d8f2e" officeooo:paragraph-rsid="008d8f2e"/>
    </style:style>
    <style:style style:name="P91" style:family="paragraph" style:parent-style-name="Table_20_Contents">
      <style:text-properties officeooo:rsid="0091fd3f" officeooo:paragraph-rsid="0091fd3f"/>
    </style:style>
    <style:style style:name="P92" style:family="paragraph" style:parent-style-name="Table_20_Contents">
      <style:text-properties officeooo:rsid="0092dfe7" officeooo:paragraph-rsid="0092dfe7"/>
    </style:style>
    <style:style style:name="P93" style:family="paragraph" style:parent-style-name="Table_20_Contents">
      <style:text-properties officeooo:rsid="0094d8ff" officeooo:paragraph-rsid="0094d8ff"/>
    </style:style>
    <style:style style:name="P94" style:family="paragraph" style:parent-style-name="Table_20_Contents">
      <style:text-properties officeooo:rsid="009b2ae9" officeooo:paragraph-rsid="009b2ae9"/>
    </style:style>
    <style:style style:name="P95" style:family="paragraph" style:parent-style-name="Table_20_Contents">
      <style:text-properties officeooo:rsid="009deff3" officeooo:paragraph-rsid="009deff3"/>
    </style:style>
    <style:style style:name="P96" style:family="paragraph" style:parent-style-name="Table_20_Contents">
      <style:text-properties officeooo:rsid="00a61386" officeooo:paragraph-rsid="00a61386"/>
    </style:style>
    <style:style style:name="P97" style:family="paragraph" style:parent-style-name="Table_20_Contents">
      <style:text-properties officeooo:rsid="00ac5c76" officeooo:paragraph-rsid="00ac5c76"/>
    </style:style>
    <style:style style:name="P98" style:family="paragraph" style:parent-style-name="Table_20_Contents">
      <style:text-properties officeooo:rsid="00b00781" officeooo:paragraph-rsid="00b00781"/>
    </style:style>
    <style:style style:name="P99" style:family="paragraph" style:parent-style-name="Table_20_Contents">
      <style:text-properties officeooo:rsid="00b30d00" officeooo:paragraph-rsid="00b30d00"/>
    </style:style>
    <style:style style:name="P100" style:family="paragraph" style:parent-style-name="Table_20_Contents">
      <style:text-properties officeooo:rsid="00ba2d47" officeooo:paragraph-rsid="00ba2d47"/>
    </style:style>
    <style:style style:name="P101" style:family="paragraph" style:parent-style-name="Table_20_Contents">
      <style:text-properties officeooo:rsid="00c486aa" officeooo:paragraph-rsid="00c486aa"/>
    </style:style>
    <style:style style:name="P102" style:family="paragraph" style:parent-style-name="Table_20_Contents">
      <style:text-properties officeooo:rsid="00c82c04" officeooo:paragraph-rsid="00c82c04"/>
    </style:style>
    <style:style style:name="P103" style:family="paragraph" style:parent-style-name="Standard">
      <style:text-properties officeooo:rsid="0090a5bb" officeooo:paragraph-rsid="0090a5bb"/>
    </style:style>
    <style:style style:name="P104" style:family="paragraph" style:parent-style-name="Standard">
      <style:text-properties officeooo:rsid="0090a5bb" officeooo:paragraph-rsid="0090a5bb"/>
    </style:style>
    <style:style style:name="P105" style:family="paragraph" style:parent-style-name="Standard">
      <style:text-properties officeooo:rsid="00f62b9d" officeooo:paragraph-rsid="00f62b9d"/>
    </style:style>
    <style:style style:name="P106" style:family="paragraph" style:parent-style-name="Table_20_Contents">
      <style:text-properties officeooo:rsid="00f4c697" officeooo:paragraph-rsid="00f4c697"/>
    </style:style>
    <style:style style:name="P107" style:family="paragraph" style:parent-style-name="Table_20_Contents">
      <style:text-properties fo:font-size="10pt" officeooo:rsid="00f4c697" officeooo:paragraph-rsid="00f4c697" style:font-size-asian="10pt" style:font-size-complex="10pt"/>
    </style:style>
    <style:style style:name="P108" style:family="paragraph" style:parent-style-name="Table_20_Contents">
      <style:text-properties fo:font-size="10pt" officeooo:rsid="00f5689f" officeooo:paragraph-rsid="00f5689f" style:font-size-asian="8.75pt" style:font-size-complex="10pt"/>
    </style:style>
    <style:style style:name="T1" style:family="text">
      <style:text-properties officeooo:rsid="001c4991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1f106b" style:font-size-asian="8.75pt" style:font-size-complex="10pt"/>
    </style:style>
    <style:style style:name="T4" style:family="text">
      <style:text-properties fo:font-size="10pt" officeooo:rsid="00214283" style:font-size-asian="8.75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34300"/>
    </style:style>
    <style:style style:name="T7" style:family="text">
      <style:text-properties officeooo:rsid="00248811"/>
    </style:style>
    <style:style style:name="T8" style:family="text">
      <style:text-properties officeooo:rsid="0027ed22"/>
    </style:style>
    <style:style style:name="T9" style:family="text">
      <style:text-properties officeooo:rsid="00309847"/>
    </style:style>
    <style:style style:name="T10" style:family="text">
      <style:text-properties officeooo:rsid="00378efa"/>
    </style:style>
    <style:style style:name="T11" style:family="text">
      <style:text-properties officeooo:rsid="003f97cd"/>
    </style:style>
    <style:style style:name="T12" style:family="text">
      <style:text-properties officeooo:rsid="00420614"/>
    </style:style>
    <style:style style:name="T13" style:family="text">
      <style:text-properties officeooo:rsid="0047dc29"/>
    </style:style>
    <style:style style:name="T14" style:family="text">
      <style:text-properties officeooo:rsid="004f6034"/>
    </style:style>
    <style:style style:name="T15" style:family="text">
      <style:text-properties officeooo:rsid="0050f7bc"/>
    </style:style>
    <style:style style:name="T16" style:family="text">
      <style:text-properties officeooo:rsid="005343c0"/>
    </style:style>
    <style:style style:name="T17" style:family="text">
      <style:text-properties officeooo:rsid="00582629"/>
    </style:style>
    <style:style style:name="T18" style:family="text">
      <style:text-properties officeooo:rsid="005e5248"/>
    </style:style>
    <style:style style:name="T19" style:family="text">
      <style:text-properties officeooo:rsid="00642149"/>
    </style:style>
    <style:style style:name="T20" style:family="text">
      <style:text-properties officeooo:rsid="00653e69"/>
    </style:style>
    <style:style style:name="T21" style:family="text">
      <style:text-properties officeooo:rsid="006be405"/>
    </style:style>
    <style:style style:name="T22" style:family="text">
      <style:text-properties officeooo:rsid="00727d69"/>
    </style:style>
    <style:style style:name="T23" style:family="text">
      <style:text-properties officeooo:rsid="007a5fe9"/>
    </style:style>
    <style:style style:name="T24" style:family="text">
      <style:text-properties officeooo:rsid="007ee17a"/>
    </style:style>
    <style:style style:name="T25" style:family="text">
      <style:text-properties officeooo:rsid="008126dc"/>
    </style:style>
    <style:style style:name="T26" style:family="text">
      <style:text-properties officeooo:rsid="008c62c2"/>
    </style:style>
    <style:style style:name="T27" style:family="text">
      <style:text-properties officeooo:rsid="0094d8ff"/>
    </style:style>
    <style:style style:name="T28" style:family="text">
      <style:text-properties officeooo:rsid="00971d96"/>
    </style:style>
    <style:style style:name="T29" style:family="text">
      <style:text-properties officeooo:rsid="00990c33"/>
    </style:style>
    <style:style style:name="T30" style:family="text">
      <style:text-properties officeooo:rsid="009ba5e2"/>
    </style:style>
    <style:style style:name="T31" style:family="text">
      <style:text-properties officeooo:rsid="009deff3"/>
    </style:style>
    <style:style style:name="T32" style:family="text">
      <style:text-properties officeooo:rsid="00a0bbff"/>
    </style:style>
    <style:style style:name="T33" style:family="text">
      <style:text-properties officeooo:rsid="00b2a6c0"/>
    </style:style>
    <style:style style:name="T34" style:family="text">
      <style:text-properties officeooo:rsid="00bdae59"/>
    </style:style>
    <style:style style:name="T35" style:family="text">
      <style:text-properties officeooo:rsid="00c78bcc"/>
    </style:style>
    <style:style style:name="T36" style:family="text">
      <style:text-properties officeooo:rsid="00ca2b85"/>
    </style:style>
    <style:style style:name="T37" style:family="text">
      <style:text-properties officeooo:rsid="00cb5640"/>
    </style:style>
    <style:style style:name="T38" style:family="text">
      <style:text-properties officeooo:rsid="00cc204d"/>
    </style:style>
    <style:style style:name="T39" style:family="text">
      <style:text-properties officeooo:rsid="00df2a0d"/>
    </style:style>
    <style:style style:name="T40" style:family="text">
      <style:text-properties officeooo:rsid="00e8d7f7"/>
    </style:style>
    <style:style style:name="T41" style:family="text">
      <style:text-properties officeooo:rsid="00ea0efe"/>
    </style:style>
    <style:style style:name="T42" style:family="text">
      <style:text-properties officeooo:rsid="00f10ff4"/>
    </style:style>
    <style:style style:name="T43" style:family="text">
      <style:text-properties officeooo:rsid="00f568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6">(Le livre de Strahd :)</text:p>
            <text:p text:style-name="P107">Cette carte parle d’histoire. La connaissance de ce qui est ancien vous aidera à comprendre votre ennemi.</text:p>
          </table:table-cell>
          <table:table-cell table:style-name="Table3.A1" office:value-type="string">
            <text:p text:style-name="P106">(Le symbole sacré de Ravenkind) :</text:p>
            <text:p text:style-name="P107">Cette carte parle d’une puissante for<text:span text:style-name="T43">c</text:span>e de bien et de protection, un symbole sacré d’espoir.</text:p>
          </table:table-cell>
          <table:table-cell table:style-name="Table3.C1" office:value-type="string">
            <text:p text:style-name="P106"><text:span text:style-name="T43">(</text:span>L’épée-soleil<text:span text:style-name="T43">)</text:span> :</text:p>
            <text:p text:style-name="P108">Ceci est une carte de puissance et de force. Elle parle d’une arme de vengeance : une épée de soleil.</text:p>
          </table:table-cell>
        </table:table-row>
      </table:table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Sword</text:p>
          </table:table-cell>
          <table:table-cell table:style-name="Tableau1.A1" office:value-type="string">
            <text:p text:style-name="P1">Star</text:p>
          </table:table-cell>
          <table:table-cell table:style-name="Tableau1.A1" office:value-type="string">
            <text:p text:style-name="P1">Coin</text:p>
          </table:table-cell>
          <table:table-cell table:style-name="Tableau1.E1" office:value-type="string">
            <text:p text:style-name="P1">Glyph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2">Avenge<text:span text:style-name="T1">r (Vengeur) : </text:span><text:span text:style-name="T3">Le trésor est dans la maison d’un dragon, entre des mains autrefois pures mais désormais corrompues.</text:span></text:p>
          </table:table-cell>
          <table:table-cell table:style-name="Tableau1.A2" office:value-type="string">
            <text:p text:style-name="P67">Transmuter (Transmutateur) :</text:p>
            <text:p text:style-name="P18">Allez <text:span text:style-name="T14">à un endroit d’une hauteur vertigineuse, où la pierre même est en vie !</text:span></text:p>
          </table:table-cell>
          <table:table-cell table:style-name="Tableau1.A2" office:value-type="string">
            <text:p text:style-name="P78">Fanfaron :</text:p>
            <text:p text:style-name="P29">Je vois le squelette d’un guerrier mortel, couché sur un lit de pierre entouré de gargouilles.</text:p>
          </table:table-cell>
          <table:table-cell table:style-name="Tableau1.E2" office:value-type="string">
            <text:p text:style-name="P83">Moine :</text:p>
            <text:p text:style-name="P33">Votre trésor est caché derrière le soleil, dans la maison d’un saint.</text:p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3">Paladin :</text:p>
            <text:p text:style-name="P3"><text:span text:style-name="T2">Je vois un Prince assoupi, servant de la lumière et frère des ténèbres. Le trésor dor</text:span><text:span text:style-name="T4">t</text:span><text:span text:style-name="T2"> avec lui.</text:span></text:p>
          </table:table-cell>
          <table:table-cell table:style-name="Tableau1.A2" office:value-type="string">
            <text:p text:style-name="Table_20_Contents">D<text:span text:style-name="T15">iviner (Devin) :</text:span></text:p>
            <text:p text:style-name="P19">Cherchez celle qui voit tout. <text:span text:style-name="T16">Le trésors est caché dans son camp.</text:span></text:p>
          </table:table-cell>
          <table:table-cell table:style-name="Tableau1.A2" office:value-type="string">
            <text:p text:style-name="P79">Philantrope :</text:p>
            <text:p text:style-name="P29">Cherchez là où l’on élève la folie et la maladie. Le trésor repose là où des enfants <text:span text:style-name="T25">ont </text:span>autrefois pleuré.</text:p>
          </table:table-cell>
          <table:table-cell table:style-name="Tableau1.E2" office:value-type="string">
            <text:p text:style-name="P84">Missionaire :</text:p>
            <text:p text:style-name="P34">Je vois un jardin couvert de neige, surveillé par un épouventail au sourire de toile. Regardez le gardien, et non pas le jardin.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4">Soldier (Soldat) :</text:p>
            <text:p text:style-name="P28">Allez aux montagnes. Grimpez la tour blanche guardée par des chevaliers d’or.</text:p>
          </table:table-cell>
          <table:table-cell table:style-name="Tableau1.A2" office:value-type="string">
            <text:p text:style-name="P70">Enchanter :</text:p>
            <text:p text:style-name="P20">Je vois une femme <text:span text:style-name="T17">à genoux – une rose de grande beauté trop vite arrachée. Le maître du marais sais de qui je parle.</text:span></text:p>
          </table:table-cell>
          <table:table-cell table:style-name="Tableau1.A2" office:value-type="string">
            <text:p text:style-name="P80">Commerçant :</text:p>
            <text:p text:style-name="P30">Regardez chez les Magiciens du Mousseux! Le trésor se cache parmis le bois et le sable.</text:p>
          </table:table-cell>
          <table:table-cell table:style-name="Tableau1.E2" office:value-type="string">
            <text:p text:style-name="P85">Guérisseur :</text:p>
            <text:p text:style-name="P34">Cherchez à l’Ouest, pour le bassin béni par la lumière du soleil blanc.</text:p>
          </table:table-cell>
        </table:table-row>
        <table:table-row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5">Mercenary <text:span text:style-name="T6">(Mercenaire)</text:span> :</text:p>
            <text:p text:style-name="P6">La chose que vous convoitez <text:span text:style-name="T7">repose avec les morts, sous des montagnes de pièces d’or.</text:span></text:p>
          </table:table-cell>
          <table:table-cell table:style-name="Tableau1.A2" office:value-type="string">
            <text:p text:style-name="P71">Abjurer :</text:p>
            <text:p text:style-name="P21">Je vois une maison <text:span text:style-name="T18">en ruines gardée par un grand dragon de pierre. Cherchez le plus haut sommet.</text:span></text:p>
          </table:table-cell>
          <table:table-cell table:style-name="Tableau1.A2" office:value-type="string">
            <text:p text:style-name="P80">Marchand :</text:p>
            <text:p text:style-name="P30">Cherchez le tonneau qui autrefois contenait le meilleur des vins, dont il ne reste pas une goutte.</text:p>
          </table:table-cell>
          <table:table-cell table:style-name="Tableau1.E2" office:value-type="string">
            <text:p text:style-name="P85">Berger :</text:p>
            <text:p text:style-name="P34">Cherchez la mère – celle qui a enfanté le démon.</text:p>
          </table:table-cell>
        </table:table-row>
        <table:table-row>
          <table:table-cell table:style-name="Tableau1.A2" office:value-type="string">
            <text:p text:style-name="P1">5</text:p>
          </table:table-cell>
          <table:table-cell table:style-name="Tableau1.A2" office:value-type="string">
            <text:p text:style-name="P64">Myrmidon :</text:p>
            <text:p text:style-name="P14">Cherchez <text:span text:style-name="T8">une tanière de loups qui surplombe un lac de montagne. Le trésors appartient à la Mère de la Nuit.</text:span></text:p>
          </table:table-cell>
          <table:table-cell table:style-name="Tableau1.A2" office:value-type="string">
            <text:p text:style-name="P72">Elementarist :</text:p>
            <text:p text:style-name="P22">Le trésors est caché dans un petit château, <text:span text:style-name="T19">sous une montagne, gardé par des géants d’ambre.</text:span></text:p>
          </table:table-cell>
          <table:table-cell table:style-name="Tableau1.A2" office:value-type="string">
            <text:p text:style-name="P9">Membre de la Guilde :</text:p>
            <text:p text:style-name="P30">Je vois une sombre chambre replie de bouteilles. La tombe d’un membre d’une guilde.</text:p>
          </table:table-cell>
          <table:table-cell table:style-name="Tableau1.E2" office:value-type="string">
            <text:p text:style-name="P86">Druide :</text:p>
            <text:p text:style-name="P35">Un arbre mauvais pousse sur une colline de tombes où les ancients dorment. Les corbeaux vous aideront à le trouver. Cherchez-y le trésor.</text:p>
          </table:table-cell>
        </table:table-row>
        <table:table-row table:style-name="Tableau1.7">
          <table:table-cell table:style-name="Tableau1.A2" office:value-type="string">
            <text:p text:style-name="P1">6</text:p>
          </table:table-cell>
          <table:table-cell table:style-name="Tableau1.A2" office:value-type="string">
            <text:p text:style-name="P65">Berserker :</text:p>
            <text:p text:style-name="P15">Trouvez la crypte <text:span text:style-name="T9">du Chien Fou. Le trésors est à l’intérieur, sous des os noirçis.</text:span></text:p>
          </table:table-cell>
          <table:table-cell table:style-name="Tableau1.A2" office:value-type="string">
            <text:p text:style-name="P73">Evoker <text:span text:style-name="T20">(Evocateur)</text:span> :</text:p>
            <text:p text:style-name="P23">Cherchez la crypte d’un magicien ordinaire. Son bâton est la clé.</text:p>
          </table:table-cell>
          <table:table-cell table:style-name="Tableau1.A2" office:value-type="string">
            <text:p text:style-name="P80">Mendiant :</text:p>
            <text:p text:style-name="P30">Un elfe blessé a ce que vous cherchez. Il se séparera du trésor pour accomplir ses sombres rêves.</text:p>
          </table:table-cell>
          <table:table-cell table:style-name="Tableau1.E2" office:value-type="string">
            <text:p text:style-name="P87">Anarchiste :</text:p>
            <text:p text:style-name="P10">Je vois des murs, un chandelier et une table, tous d’os – les restes d’ennemis depuis longtemps oubliés.</text:p>
          </table:table-cell>
        </table:table-row>
        <table:table-row>
          <table:table-cell table:style-name="Tableau1.A2" office:value-type="string">
            <text:p text:style-name="P1">7</text:p>
          </table:table-cell>
          <table:table-cell table:style-name="Tableau1.A2" office:value-type="string">
            <text:p text:style-name="P66">Hooded One (Le capuchoné) :</text:p>
            <text:p text:style-name="P16">Je vois un dieu sans visage. Il vous attends à la fin d’une route <text:span text:style-name="T10">sinueuse, au coeur des montagnes.</text:span></text:p>
          </table:table-cell>
          <table:table-cell table:style-name="Tableau1.A2" office:value-type="string">
            <text:p text:style-name="P74">Illusionist :</text:p>
            <text:p text:style-name="P24">Un homme n’est pas ce qu’il semble être. Il vient dans un wagon de carna<text:span text:style-name="T21">val. C’est là que réside ce que vous cherchez.</text:span></text:p>
          </table:table-cell>
          <table:table-cell table:style-name="Tableau1.A2" office:value-type="string">
            <text:p text:style-name="P80">Voleur :</text:p>
            <text:p text:style-name="P31">Ce que vous cherchez repose à la croisée de la vie et de la mort, parmis les enterrés.</text:p>
          </table:table-cell>
          <table:table-cell table:style-name="Tableau1.E2" office:value-type="string">
            <text:p text:style-name="P87">Charlatan :</text:p>
            <text:p text:style-name="P35">Je vois un moulin solitaire sur un précipice. Le trésor y réside.</text:p>
          </table:table-cell>
        </table:table-row>
        <table:table-row>
          <table:table-cell table:style-name="Tableau1.A2" office:value-type="string">
            <text:p text:style-name="P1">8</text:p>
          </table:table-cell>
          <table:table-cell table:style-name="Tableau1.A2" office:value-type="string">
            <text:p text:style-name="P68">Dictator : <text:span text:style-name="T5">Je vois un thrône digne d’un roi.</text:span></text:p>
          </table:table-cell>
          <table:table-cell table:style-name="Tableau1.A2" office:value-type="string">
            <text:p text:style-name="P75">Necromancer :</text:p>
            <text:p text:style-name="P25">Une femme <text:span text:style-name="T22">est </text:span><text:soft-page-break/><text:span text:style-name="T22">suspendue au dessus d’un feu rugissant. Trouvez là, et vous trouverez le trésors.</text:span></text:p>
          </table:table-cell>
          <table:table-cell table:style-name="Tableau1.A2" office:value-type="string">
            <text:p text:style-name="P81">Collecteur :</text:p>
            <text:p text:style-name="P31">Les Vistanis ont ce que <text:soft-page-break/>vous cherchez. Une enfant perdue détient la clé pour libérera le trésor.</text:p>
          </table:table-cell>
          <table:table-cell table:style-name="Tableau1.E2" office:value-type="string">
            <text:p text:style-name="P88">Évêque :</text:p>
            <text:p text:style-name="P36">Ce que vous cherchez</text:p>
          </table:table-cell>
        </table:table-row>
        <table:table-row>
          <table:table-cell table:style-name="Tableau1.A2" office:value-type="string">
            <text:p text:style-name="P1">9</text:p>
          </table:table-cell>
          <table:table-cell table:style-name="Tableau1.A2" office:value-type="string">
            <text:p text:style-name="P7">Torturer <text:span text:style-name="T11">(Tortionnaire)</text:span> :</text:p>
            <text:p text:style-name="P8">Il est une ville où tout n’est pas <text:span text:style-name="T12">bon. Là vous trouverez une maison de corruption et à l’intérieur, une chambre sombre plein de fantômes immobiles.</text:span></text:p>
          </table:table-cell>
          <table:table-cell table:style-name="Tableau1.A2" office:value-type="string">
            <text:p text:style-name="P76">Conjurer :</text:p>
            <text:p text:style-name="P26">Je vois un village mort noyé par un fleuve, <text:span text:style-name="T23">dominé par qui a amené beaucoup de mal dans ce monde.</text:span></text:p>
          </table:table-cell>
          <table:table-cell table:style-name="Tableau1.A2" office:value-type="string">
            <text:p text:style-name="P82">Joueur :</text:p>
            <text:p text:style-name="P32">Cherchez une forteresse dans une forteresse, dans un endroit caché derrière le feu.</text:p>
          </table:table-cell>
          <table:table-cell table:style-name="Tableau1.E2" office:value-type="string">
            <text:p text:style-name="P89">Traître :</text:p>
            <text:p text:style-name="P37">Cherchez une femme fortunée. <text:span text:style-name="T26">L’alliée fidèle du mal, elle garde le trésor sous clé, avec les os d’un ennemi ancien.</text:span></text:p>
          </table:table-cell>
        </table:table-row>
        <table:table-row>
          <table:table-cell table:style-name="Tableau1.A2" office:value-type="string">
            <text:p text:style-name="P1">Master</text:p>
          </table:table-cell>
          <table:table-cell table:style-name="Tableau1.A2" office:value-type="string">
            <text:p text:style-name="P69">Warrior (Guerrier) :</text:p>
            <text:p text:style-name="P17">Ce que vous cherchez est au sein des ténèbres, dans le repaire du d<text:span text:style-name="T13">émon : à l’endroit où il doit revenir.</text:span></text:p>
          </table:table-cell>
          <table:table-cell table:style-name="Tableau1.A2" office:value-type="string">
            <text:p text:style-name="P77">Wizard :</text:p>
            <text:p text:style-name="P27">Cherchez <text:span text:style-name="T24">la tour d’un magicien sur un lac. Laissez le nom du magicien et son servant vous guider vers ce que vous cherchez.</text:span></text:p>
          </table:table-cell>
          <table:table-cell table:style-name="Tableau1.A2" office:value-type="string">
            <text:p text:style-name="P82">Rogue :</text:p>
            <text:p text:style-name="P32">Je vois un nit de corbeaux. C’est là que vous trouverez votre récompense.</text:p>
          </table:table-cell>
          <table:table-cell table:style-name="Tableau1.E2" office:value-type="string">
            <text:p text:style-name="P90">Prêtre :</text:p>
            <text:p text:style-name="P38">Vous trouverez ce que vous cherchez au château, parmis les ruines d’un lieu de supplications.</text:p>
          </table:table-cell>
        </table:table-row>
      </table:table>
      <text:p text:style-name="P103">Strahd’s Ennemy :</text:p>
      <text:p text:style-name="P105">Cette carte éclaire celui qui vous aidera grandement dans votre bataille contre les ténèbres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1">Artefact :</text:p>
            <text:p text:style-name="P39">Cherchez un homme amusant accompagné d’un singe. Cet homme n’est pas ce qu’il semble être.</text:p>
          </table:table-cell>
          <table:table-cell table:style-name="Table1.A1" office:value-type="string">
            <text:p text:style-name="P92">La Bête :</text:p>
            <text:p text:style-name="P40">Une loupgarou contient une haine secrète de votre ennemi. <text:span text:style-name="T27">Utilisez cette haine à votre avantage.</text:span></text:p>
          </table:table-cell>
          <table:table-cell table:style-name="Table1.A1" office:value-type="string">
            <text:p text:style-name="P93">Le Brisé :</text:p>
            <text:p text:style-name="P41">Je vois un homme de foi dont l’esprit <text:span text:style-name="T28">tient à un fil. Il a perdu quelqu’un de proche.</text:span></text:p>
          </table:table-cell>
          <table:table-cell table:style-name="Table1.D1" office:value-type="string">
            <text:p text:style-name="P11"><text:span text:style-name="T31">S</text:span>eigneur des Ténèbres :</text:p>
            <text:p text:style-name="P12">Oh, terrible verité : vous êtes seuls face au seigneur de ces terres !</text:p>
          </table:table-cell>
        </table:table-row>
        <table:table-row>
          <table:table-cell table:style-name="Table1.A2" office:value-type="string">
            <text:p text:style-name="Table_20_Contents">D<text:span text:style-name="T29">onjon :</text:span></text:p>
            <text:p text:style-name="P42">Trouvez une jeune femme poussée à la folie, enfermée au coeur de la maison de feu son père. La guérison de sa folie est clée à votre succès.</text:p>
          </table:table-cell>
          <table:table-cell table:style-name="Table1.A2" office:value-type="string">
            <text:p text:style-name="P94">Surveillant :</text:p>
            <text:p text:style-name="P43">Cherchez <text:span text:style-name="T30">un elfe du crépuscule qui vit parmis les Vistani. Il a beaucoup perdu et est hanté par de sombres rêves. Aidez-le, et il vous aidera.</text:span></text:p>
          </table:table-cell>
          <table:table-cell table:style-name="Table1.A2" office:value-type="string">
            <text:p text:style-name="P95">Fantôme :</text:p>
            <text:p text:style-name="P44">Je vois un paladin déchu d’un ordre perdu de chevaliers. <text:span text:style-name="T32">Il rôde, tel un fantôme, dans le repaire d’un dragon mort.</text:span></text:p>
          </table:table-cell>
          <table:table-cell table:style-name="Table1.D2" office:value-type="string">
            <text:p text:style-name="P96">Bourreau :</text:p>
            <text:p text:style-name="P45">Cherchez le frère de la promise du démon. On l’appelle « l’inférieur », mais son âme est forte.</text:p>
          </table:table-cell>
        </table:table-row>
        <table:table-row>
          <table:table-cell table:style-name="Table1.A2" office:value-type="string">
            <text:p text:style-name="P97">Cavalier :</text:p>
            <text:p text:style-name="P46">Je vois un mort de noble lignée, gardé par sa veuve. Rescussitez le corps du mort, et il sera votre allié fidèle.</text:p>
          </table:table-cell>
          <table:table-cell table:style-name="Table1.A2" office:value-type="string">
            <text:p text:style-name="P98">Innocent :</text:p>
            <text:p text:style-name="P47">Je vois un jeune homme au bon coeur. Le garçon de sa mère ! <text:span text:style-name="T33">Aussi fort que faible d’esprit. On le trouve au village de Barovia.</text:span></text:p>
          </table:table-cell>
          <table:table-cell table:style-name="Table1.A2" office:value-type="string">
            <text:p text:style-name="P99">Marionnete :</text:p>
            <text:p text:style-name="P48">Quelle horreur est ceci ? Je vois un homme fait par un homme. Seul et sans âges, il hante les tours du château.</text:p>
          </table:table-cell>
          <table:table-cell table:style-name="Table1.D2" office:value-type="string">
            <text:p text:style-name="P100">Brume :</text:p>
            <text:p text:style-name="P49">Un<text:span text:style-name="T34">e</text:span> Vistani erre <text:span text:style-name="T34">seulle en ces terres à la recherche de son mentor. Elle reste rarement très longtemps au même endroit. Trouvez là à l’Abbaye de Saint Markovia, parmis la brume.</text:span></text:p>
          </table:table-cell>
        </table:table-row>
        <table:table-row>
          <table:table-cell table:style-name="Table1.A2" office:value-type="string">
            <text:p text:style-name="P101">Corbeau :</text:p>
            <text:p text:style-name="P50">Trouvez le <text:span text:style-name="T35">chef de ceux sans plumes, qui vit parmis la vigne. Il est vieux, mais n’a pas donné son dernier combat.</text:span></text:p>
          </table:table-cell>
          <table:table-cell table:style-name="Table1.A2" office:value-type="string">
            <text:p text:style-name="P102">Tentateur :</text:p>
            <text:p text:style-name="P51">Je vois une enfant – une Vistana. <text:span text:style-name="T36">Vous devez vous dépêcher</text:span>, car son destin est dans la balance. <text:span text:style-name="T37">Vous la trouverez au lac !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03">S<text:span text:style-name="T38">trahd’s Location :</text:span></text:p>
      <text:p text:style-name="P105">Votre ennemi est une créature de ténèbres, dont les pouvoirs sont au-delà de la mortalité. Cette carte vous menera à lui !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91">Artefact :</text:p>
            <text:p text:style-name="P52">Il se cache dans l’ombre où la lumière du matin autrefois brillait – un endroit sacré.</text:p>
          </table:table-cell>
          <table:table-cell table:style-name="Table2.A1" office:value-type="string">
            <text:p text:style-name="P92">La Bête :</text:p>
            <text:p text:style-name="P53">La Bête est assise sur son thrône d’ombre.</text:p>
          </table:table-cell>
          <table:table-cell table:style-name="Table2.A1" office:value-type="string">
            <text:p text:style-name="P93">Le Brisé :</text:p>
            <text:p text:style-name="P54">Il hante le tombeau de l’homme qu’il a envié plus que quiconque.</text:p>
          </table:table-cell>
          <table:table-cell table:style-name="Table2.D1" office:value-type="string">
            <text:p text:style-name="P11"><text:span text:style-name="T31">S</text:span>eigneur des Ténèbres :</text:p>
            <text:p text:style-name="P13">Il se cache dans les profondeurs des ténèbres, là où il doit retourner !</text:p>
          </table:table-cell>
        </table:table-row>
        <table:table-row>
          <table:table-cell table:style-name="Table2.A2" office:value-type="string">
            <text:p text:style-name="Table_20_Contents">D<text:span text:style-name="T29">onjon :</text:span></text:p>
            <text:p text:style-name="P55"><text:soft-page-break/>Il se cache dans le hall des os, dans les fosses obscures de son château.</text:p>
          </table:table-cell>
          <table:table-cell table:style-name="Table2.A2" office:value-type="string">
            <text:p text:style-name="P94">Surveillant :</text:p>
            <text:p text:style-name="P56"><text:soft-page-break/>Il vous attend dans un endroit de sagesse et de désespoir. De grand secrets y résident.</text:p>
          </table:table-cell>
          <table:table-cell table:style-name="Table2.A2" office:value-type="string">
            <text:p text:style-name="P95">Fantôme :</text:p>
            <text:p text:style-name="P57"><text:soft-page-break/>Cherchez la tombe du père.</text:p>
          </table:table-cell>
          <table:table-cell table:style-name="Table2.D2" office:value-type="string">
            <text:p text:style-name="P96">Bourreau :</text:p>
            <text:p text:style-name="P58"><text:soft-page-break/>Je vois un visage sombre au blacon, qui contemple avec un sourire <text:span text:style-name="T39">tordu son domaine torturé.</text:span></text:p>
          </table:table-cell>
        </table:table-row>
        <table:table-row>
          <table:table-cell table:style-name="Table2.A2" office:value-type="string">
            <text:p text:style-name="P97">Cavalier :</text:p>
            <text:p text:style-name="P59">Il se cache là où il doit revenir – un endroit de mort.</text:p>
          </table:table-cell>
          <table:table-cell table:style-name="Table2.A2" office:value-type="string">
            <text:p text:style-name="P98">Innocent :</text:p>
            <text:p text:style-name="P60">Il réside avec celui dont le sang a signé sa malédiction, un frère de lumière <text:span text:style-name="T40">étouffée</text:span> trop tôt.</text:p>
          </table:table-cell>
          <table:table-cell table:style-name="Table2.A2" office:value-type="string">
            <text:p text:style-name="P99">Marionnete :</text:p>
            <text:p text:style-name="P61">Cherchez de grande hauteurs. <text:span text:style-name="T41">Trouvez-y le coeur batant du château. Il y attend.</text:span></text:p>
          </table:table-cell>
          <table:table-cell table:style-name="Table2.D2" office:value-type="string">
            <text:p text:style-name="P100">Brume :</text:p>
            <text:p text:style-name="P62">La carte ne peut pas voir où le mal se cache. La brume tout obscure</text:p>
          </table:table-cell>
        </table:table-row>
        <table:table-row>
          <table:table-cell table:style-name="Table2.A2" office:value-type="string">
            <text:p text:style-name="P101">Corbeau :</text:p>
            <text:p text:style-name="P63">Cherchez la tombe de la mère.</text:p>
          </table:table-cell>
          <table:table-cell table:style-name="Table2.A2" office:value-type="string">
            <text:p text:style-name="P102">Tentateur :</text:p>
            <text:p text:style-name="P51">Je vois un <text:span text:style-name="T42">endroit secret – un coffre fort de tentation caché derrière une femme de grande beauté. Le démon attend sur sa tour de trésors.</text:span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38:27.719065249</meta:creation-date>
    <dc:date>2019-08-27T18:03:32.430646797</dc:date>
    <meta:editing-duration>PT1H59M16S</meta:editing-duration>
    <meta:editing-cycles>207</meta:editing-cycles>
    <meta:generator>LibreOffice/6.0.7.3$Linux_X86_64 LibreOffice_project/00m0$Build-3</meta:generator>
    <meta:document-statistic meta:table-count="4" meta:image-count="0" meta:object-count="0" meta:page-count="3" meta:paragraph-count="158" meta:word-count="1427" meta:character-count="7713" meta:non-whitespace-character-count="6437"/>
  </office:meta>
</office:document-meta>
</file>